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 style:data-style-name="N2" text:time-value="13:26:43.7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2T13:27:06.107000000</dc:date>
    <meta:print-date>2006-09-05T16:08:04</meta:print-date>
    <meta:editing-duration>PT16M32S</meta:editing-duration>
    <meta:editing-cycles>6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vertical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6cm" svg:y="0.309cm" chart:style-name="ch2">
          <text:p>Éves árbevétel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452cm" svg:y="1.346cm" svg:width="18.031cm" svg:height="6.598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0.51cm" svg:y="5.443cm" chart:style-name="ch6">
              <text:p>Negyedév</text:p>
            </chart:title>
            <chart:categories table:cell-range-address="Mo_példa_06_a.E9:Mo_példa_06_a.G10"/>
          </chart:axis>
          <chart:axis chart:dimension="y" chart:name="primary-y" chart:style-name="ch7">
            <chart:title svg:x="9.444cm" svg:y="8.119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